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Helvetica, sans-serif"/>
  </office:font-face-decls>
  <office:automatic-styles>
    <style:style style:name="P1" style:family="paragraph" style:parent-style-name="Text_20_body">
      <style:text-properties officeooo:rsid="001189b4" officeooo:paragraph-rsid="001189b4"/>
    </style:style>
    <style:style style:name="P2" style:family="paragraph" style:parent-style-name="Heading_20_1">
      <style:paragraph-properties fo:text-align="center" style:justify-single-word="false"/>
      <style:text-properties officeooo:rsid="001189b4" officeooo:paragraph-rsid="001189b4"/>
    </style:style>
    <style:style style:name="P3" style:family="paragraph" style:parent-style-name="Text_20_body">
      <style:paragraph-properties fo:text-align="center" style:justify-single-word="false"/>
      <style:text-properties officeooo:paragraph-rsid="001189b4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rsid="0056e26c" officeooo:paragraph-rsid="0056e26c" style:font-size-asian="10.5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rsid="0057c8b7" officeooo:paragraph-rsid="0057c8b7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rsid="00581466" officeooo:paragraph-rsid="00581466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rsid="00581466" officeooo:paragraph-rsid="0058a8de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rsid="0058a8de" officeooo:paragraph-rsid="0058a8de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rsid="00596161" officeooo:paragraph-rsid="00596161" style:font-size-asian="10.5pt" style:font-size-complex="12pt"/>
    </style:style>
    <style:style style:name="T1" style:family="text">
      <style:text-properties fo:font-variant="normal" fo:text-transform="none" fo:color="#0f1111" loext:opacity="100%" style:font-name="Amazon Ember" fo:font-size="10.5pt" fo:letter-spacing="normal" fo:font-style="normal" style:text-underline-style="solid" style:text-underline-width="auto" style:text-underline-color="font-color" fo:font-weight="normal" officeooo:rsid="0056e26c"/>
    </style:style>
    <style:style style:name="T2" style:family="text">
      <style:text-properties fo:font-variant="normal" fo:text-transform="none" fo:color="#0f1111" loext:opacity="100%" fo:letter-spacing="normal" fo:font-style="normal" fo:font-weight="normal"/>
    </style:style>
    <style:style style:name="T3" style:family="text">
      <style:text-properties fo:font-variant="normal" fo:text-transform="none" fo:color="#0f1111" loext:opacity="100%" fo:letter-spacing="normal" fo:font-style="normal" fo:font-weight="normal" officeooo:rsid="0057c8b7"/>
    </style:style>
    <style:style style:name="T4" style:family="text">
      <style:text-properties fo:font-variant="normal" fo:text-transform="none" fo:color="#0f1111" loext:opacity="100%" fo:letter-spacing="normal" fo:font-style="normal" fo:font-weight="normal" officeooo:rsid="0058a8de"/>
    </style:style>
    <style:style style:name="T5" style:family="text">
      <style:text-properties fo:font-variant="normal" fo:text-transform="none" fo:color="#0f1111" loext:opacity="100%" fo:letter-spacing="normal" fo:font-style="normal" fo:font-weight="normal" officeooo:rsid="005abb4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55225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6">Vorläufige </text:span><text:span text:style-name="T7">Gliederung</text:span></text:h>
      <text:p text:style-name="P3"><text:span text:style-name="T1"/></text:p>
      <text:p text:style-name="P4"><text:span text:style-name="T2">1. Begriffsklärung</text:span></text:p>
      <text:p text:style-name="P4"><text:span text:style-name="T3">1.1 Was heißt historisch korrekt?</text:span></text:p>
      <text:p text:style-name="P5"><text:span text:style-name="T2">1.2 Was heißt heroisierend?</text:span></text:p>
      <text:p text:style-name="P6"><text:span text:style-name="T2">2. </text:span><text:span text:style-name="T4">Persönliche Darstellung</text:span></text:p>
      <text:p text:style-name="P8"><text:span text:style-name="T2">2.1 Im Musical</text:span></text:p>
      <text:p text:style-name="P8"><text:span text:style-name="T2">2.2 historisch belegbar</text:span></text:p>
      <text:p text:style-name="P7"><text:span text:style-name="T4">3</text:span><text:span text:style-name="T2">. </text:span><text:span text:style-name="T4">Politische Darstellung</text:span></text:p>
      <text:p text:style-name="P8"><text:span text:style-name="T2">3.1 Im Musical</text:span></text:p>
      <text:p text:style-name="P8"><text:span text:style-name="T2">3.2 historisch belegbar</text:span></text:p>
      <text:p text:style-name="P7"><text:span text:style-name="T4">4.</text:span><text:span text:style-name="T2"> </text:span><text:span text:style-name="T4">Wirtschaftliche Darstellung</text:span></text:p>
      <text:p text:style-name="P8"><text:span text:style-name="T2">4.1 Im Musical</text:span></text:p>
      <text:p text:style-name="P8"><text:span text:style-name="T2">4.2 historisch belegbar</text:span></text:p>
      <text:p text:style-name="P9"><text:span text:style-name="T2">5. </text:span><text:span text:style-name="T5">Musik und Sprache</text:span></text:p>
      <text:p text:style-name="P9"><text:span text:style-name="T2">6. Begründetes Urtei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1189b4" officeooo:paragraph-rsid="001189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mil Maihorn<text:tab/><text:tab/><text:tab/><text:tab/><text:tab/><text:tab/><text:tab/><text:tab/><text:tab/><text:tab/><text:tab/>25.09.2023</text:p>
        <text:p text:style-name="MP1">Lina Rot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9:47:59.097000000</meta:creation-date>
    <dc:date>2023-09-26T22:43:51.372000000</dc:date>
    <meta:editing-duration>PT1H31M54S</meta:editing-duration>
    <meta:editing-cycles>79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7" meta:word-count="52" meta:character-count="374" meta:non-whitespace-character-count="329"/>
  </office:meta>
</office:document-meta>
</file>